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Библиотека блоков «Автоматика Малахит»</text:h>
          </table:table-cell>
        </table:table-row>
        <table:table-row table:style-name="Table1.2">
          <table:table-cell table:style-name="Table1.A2" office:value-type="string">
            <text:p text:style-name="P1"><text:span text:style-name="T1">Примечение</text:span>: в документации не учтены некоторые сервисные дополнения, внесенные в библиотеку блоков (сортировка выпадающих списков при заполнении свойств блоков и описание алгоритма формирования таблиц межприборного обмена).</text:p>
            <text:p text:style-name="P1">В данном разделе справочной системы содержится документация по блокам библиотеки «Автоматика Малахит», а также по структуре категорий (таблиц) базы данных, которая является неотъемлемой частью библиотеки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иблиотека блоков «Автоматика Малахит»</dc:title>
    <dc:date>2014-12-26T11:44:54.56</dc:date>
    <meta:generator>OpenOffice/4.1.1$Win32 OpenOffice.org_project/411m6$Build-9775</meta:generator>
    <meta:editing-duration>PT4H35M40S</meta:editing-duration>
    <meta:editing-cycles>119</meta:editing-cycles>
    <meta:document-statistic meta:table-count="1" meta:image-count="0" meta:object-count="0" meta:page-count="1" meta:paragraph-count="3" meta:word-count="55" meta:character-count="465"/>
    <meta:user-defined meta:name="Поле 1"/>
    <meta:user-defined meta:name="Поле 2"/>
    <meta:user-defined meta:name="Поле 3"/>
    <meta:user-defined meta:name="Поле 4"/>
  </office:meta>
</office:document-meta>
</file>